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id-7" table:style-name="ta1">
        <table:shapes>
          <draw:frame draw:z-index="0" draw:style-name="gr1" draw:text-style-name="P1" svg:width="453.51pt" svg:height="255.09pt" svg:x="416.75pt" svg:y="2.83pt">
            <loext:p draw:notify-on-update-of-ranges="'Grid-7'.G1:'Grid-7'.G1 'Grid-7'.G2:'Grid-7'.G14 'Grid-7'.K1:'Grid-7'.K1 'Grid-7'.K2:'Grid-7'.K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0385" calcext:value-type="float">
            <text:p>60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54258" calcext:value-type="float">
            <text:p>54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6567" calcext:value-type="float">
            <text:p>76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7665" calcext:value-type="float">
            <text:p>137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7787" calcext:value-type="float">
            <text:p>97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2719" calcext:value-type="float">
            <text:p>72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Grid-8" table:style-name="ta1">
        <table:shapes>
          <draw:frame draw:z-index="0" draw:style-name="gr1" draw:text-style-name="P1" svg:width="453.51pt" svg:height="255.09pt" svg:x="416.75pt" svg:y="2.83pt">
            <loext:p draw:notify-on-update-of-ranges="'Grid-8'.G1:'Grid-8'.G1 'Grid-8'.G2:'Grid-8'.G20 'Grid-8'.K1:'Grid-8'.K1 'Grid-8'.K2:'Grid-8'.K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37463" calcext:value-type="float">
            <text:p>237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323448" calcext:value-type="float">
            <text:p>323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65797" calcext:value-type="float">
            <text:p>165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82691" calcext:value-type="float">
            <text:p>182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96654" calcext:value-type="float">
            <text:p>1396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28" calcext:value-type="float">
            <text:p>3000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25" calcext:value-type="float">
            <text:p>3000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float" office:value="18094" calcext:value-type="float">
            <text:p>18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Grid-9" table:style-name="ta1">
        <table:shapes>
          <draw:frame draw:z-index="0" draw:style-name="gr1" draw:text-style-name="P1" svg:width="453.51pt" svg:height="255.09pt" svg:x="416.75pt" svg:y="2.83pt">
            <loext:p draw:notify-on-update-of-ranges="'Grid-9'.G1:'Grid-9'.G1 'Grid-9'.G2:'Grid-9'.G26 'Grid-9'.K1:'Grid-9'.K1 'Grid-9'.K2:'Grid-9'.K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04648" calcext:value-type="float">
            <text:p>1304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06377" calcext:value-type="float">
            <text:p>6063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11055" calcext:value-type="float">
            <text:p>1211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43" calcext:value-type="float">
            <text:p>3000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123" calcext:value-type="float">
            <text:p>3000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53" calcext:value-type="float">
            <text:p>3000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56" calcext:value-type="float">
            <text:p>3000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124" calcext:value-type="float">
            <text:p>3000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117" calcext:value-type="float">
            <text:p>30001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7746" calcext:value-type="float">
            <text:p>27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Grid-10" table:style-name="ta1">
        <table:shapes>
          <draw:frame draw:z-index="0" draw:style-name="gr1" draw:text-style-name="P1" svg:width="453.51pt" svg:height="255.09pt" svg:x="422.14pt" svg:y="2.83pt">
            <loext:p draw:notify-on-update-of-ranges="'Grid-10'.G1:'Grid-10'.G1 'Grid-10'.G2:'Grid-10'.G19 'Grid-10'.K1:'Grid-10'.K1 'Grid-10'.K2:'Grid-10'.K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65954" calcext:value-type="float">
            <text:p>1565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003818" calcext:value-type="float">
            <text:p>2003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80" calcext:value-type="float">
            <text:p>3001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98" calcext:value-type="float">
            <text:p>30010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77" calcext:value-type="float">
            <text:p>3001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80" calcext:value-type="float">
            <text:p>3001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40" calcext:value-type="float">
            <text:p>3001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74" calcext:value-type="float">
            <text:p>3001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54" calcext:value-type="float">
            <text:p>3001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54" calcext:value-type="float">
            <text:p>30010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38" calcext:value-type="float">
            <text:p>30010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072" calcext:value-type="float">
            <text:p>3001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</table:table-row>
      </table:table>
      <table:table table:name="Grid-11" table:style-name="ta1">
        <table:shapes>
          <draw:frame draw:z-index="0" draw:style-name="gr1" draw:text-style-name="P1" svg:width="453.51pt" svg:height="255.09pt" svg:x="422.14pt" svg:y="2.83pt">
            <loext:p draw:notify-on-update-of-ranges="'Grid-11'.G1:'Grid-11'.G1 'Grid-11'.G2:'Grid-11'.G23 'Grid-11'.K1:'Grid-11'.K1 'Grid-11'.K2:'Grid-11'.K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212" calcext:value-type="float">
            <text:p>3000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111" calcext:value-type="float">
            <text:p>3000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57" calcext:value-type="float">
            <text:p>3000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65" calcext:value-type="float">
            <text:p>3000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52" calcext:value-type="float">
            <text:p>3000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55" calcext:value-type="float">
            <text:p>3000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86" calcext:value-type="float">
            <text:p>30000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38" calcext:value-type="float">
            <text:p>30000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46" calcext:value-type="float">
            <text:p>30000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44" calcext:value-type="float">
            <text:p>3000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056" calcext:value-type="float">
            <text:p>3000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215" calcext:value-type="float">
            <text:p>3000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22T13:17:03.304564087</dc:date>
    <meta:editing-duration>PT8M9S</meta:editing-duration>
    <meta:editing-cycles>2</meta:editing-cycles>
    <meta:document-statistic meta:table-count="5" meta:cell-count="14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7'.G1:'Grid-7'.G14 'Grid-7'.K1:'Grid-7'.K14" chart:data-source-has-labels="both" svg:x="0.32cm" svg:y="0.18cm" svg:width="12.746cm" svg:height="8.64cm">
          <chartooo:coordinate-region svg:x="1.497cm" svg:y="0.379cm" svg:width="11.197cm" svg:height="7.794cm"/>
          <chart:axis chart:dimension="x" chart:name="primary-x" chart:style-name="ch4" chartooo:axis-type="auto">
            <chartooo:date-scale/>
            <chart:categories table:cell-range-address="'Grid-7'.G2:'Grid-7'.G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7'.K2:'Grid-7'.K14" chart:label-cell-address="'Grid-7'.K1:'Grid-7'.K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7'.K1:'Grid-7'.K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Grid-7'.G2:'Grid-7'.G14</svg:desc>
                </draw:g>
              </table:table-cell>
              <table:table-cell office:value-type="float" office:value="60385">
                <text:p>60385</text:p>
                <draw:g>
                  <svg:desc>'Grid-7'.K2:'Grid-7'.K1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4258">
                <text:p>542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6567">
                <text:p>765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7665">
                <text:p>1376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787">
                <text:p>977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19">
                <text:p>727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8'.G1:'Grid-8'.G20 'Grid-8'.K1:'Grid-8'.K20" chart:data-source-has-labels="both" svg:x="0.32cm" svg:y="0.18cm" svg:width="12.746cm" svg:height="8.64cm">
          <chartooo:coordinate-region svg:x="1.867cm" svg:y="0.379cm" svg:width="11.012cm" svg:height="7.794cm"/>
          <chart:axis chart:dimension="x" chart:name="primary-x" chart:style-name="ch4" chartooo:axis-type="auto">
            <chartooo:date-scale/>
            <chart:categories table:cell-range-address="'Grid-8'.G2:'Grid-8'.G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8'.K2:'Grid-8'.K20" chart:label-cell-address="'Grid-8'.K1:'Grid-8'.K1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8'.K1:'Grid-8'.K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Grid-8'.G2:'Grid-8'.G20</svg:desc>
                </draw:g>
              </table:table-cell>
              <table:table-cell office:value-type="float" office:value="237463">
                <text:p>237463</text:p>
                <draw:g>
                  <svg:desc>'Grid-8'.K2:'Grid-8'.K2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3448">
                <text:p>3234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797">
                <text:p>1657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2691">
                <text:p>1826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96654">
                <text:p>13966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00028">
                <text:p>30000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0041">
                <text:p>30000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0025">
                <text:p>30000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094">
                <text:p>180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9'.G1:'Grid-9'.G26 'Grid-9'.K1:'Grid-9'.K26" chart:data-source-has-labels="both" svg:x="0.32cm" svg:y="0.18cm" svg:width="12.746cm" svg:height="8.64cm">
          <chartooo:coordinate-region svg:x="1.867cm" svg:y="0.379cm" svg:width="11.012cm" svg:height="7.794cm"/>
          <chart:axis chart:dimension="x" chart:name="primary-x" chart:style-name="ch4" chartooo:axis-type="auto">
            <chartooo:date-scale/>
            <chart:categories table:cell-range-address="'Grid-9'.G2:'Grid-9'.G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9'.K2:'Grid-9'.K26" chart:label-cell-address="'Grid-9'.K1:'Grid-9'.K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9'.K1:'Grid-9'.K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'Grid-9'.G2:'Grid-9'.G26</svg:desc>
                </draw:g>
              </table:table-cell>
              <table:table-cell office:value-type="float" office:value="1304648">
                <text:p>1304648</text:p>
                <draw:g>
                  <svg:desc>'Grid-9'.K2:'Grid-9'.K26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6377">
                <text:p>6063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11055">
                <text:p>12110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00043">
                <text:p>30000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00041">
                <text:p>30000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0123">
                <text:p>30001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0053">
                <text:p>30000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00056">
                <text:p>30000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00124">
                <text:p>30001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00117">
                <text:p>30001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746">
                <text:p>277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10'.G1:'Grid-10'.G19 'Grid-10'.K1:'Grid-10'.K19" chart:data-source-has-labels="both" svg:x="0.32cm" svg:y="0.18cm" svg:width="12.746cm" svg:height="8.64cm">
          <chartooo:coordinate-region svg:x="1.867cm" svg:y="0.379cm" svg:width="11.012cm" svg:height="7.794cm"/>
          <chart:axis chart:dimension="x" chart:name="primary-x" chart:style-name="ch4" chartooo:axis-type="auto">
            <chartooo:date-scale/>
            <chart:categories table:cell-range-address="'Grid-10'.G2:'Grid-10'.G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10'.K2:'Grid-10'.K19" chart:label-cell-address="'Grid-10'.K1:'Grid-10'.K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0'.K1:'Grid-10'.K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rid-10'.G2:'Grid-10'.G19</svg:desc>
                </draw:g>
              </table:table-cell>
              <table:table-cell office:value-type="float" office:value="1565954">
                <text:p>1565954</text:p>
                <draw:g>
                  <svg:desc>'Grid-10'.K2:'Grid-10'.K1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03818">
                <text:p>20038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01080">
                <text:p>30010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01098">
                <text:p>30010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1077">
                <text:p>30010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1080">
                <text:p>300108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01040">
                <text:p>30010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01074">
                <text:p>30010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01054">
                <text:p>30010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01054">
                <text:p>30010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01038">
                <text:p>30010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01072">
                <text:p>30010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94">
                <text:p>2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11'.G1:'Grid-11'.G23 'Grid-11'.K1:'Grid-11'.K23" chart:data-source-has-labels="both" svg:x="0.32cm" svg:y="0.18cm" svg:width="12.746cm" svg:height="8.64cm">
          <chartooo:coordinate-region svg:x="1.867cm" svg:y="0.379cm" svg:width="11.012cm" svg:height="7.794cm"/>
          <chart:axis chart:dimension="x" chart:name="primary-x" chart:style-name="ch4" chartooo:axis-type="auto">
            <chartooo:date-scale/>
            <chart:categories table:cell-range-address="'Grid-11'.G2:'Grid-11'.G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11'.K2:'Grid-11'.K23" chart:label-cell-address="'Grid-11'.K1:'Grid-11'.K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1'.K1:'Grid-11'.K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Grid-11'.G2:'Grid-11'.G23</svg:desc>
                </draw:g>
              </table:table-cell>
              <table:table-cell office:value-type="float" office:value="3000212">
                <text:p>3000212</text:p>
                <draw:g>
                  <svg:desc>'Grid-11'.K2:'Grid-11'.K23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00111">
                <text:p>3000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00057">
                <text:p>30000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0065">
                <text:p>30000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0052">
                <text:p>30000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00055">
                <text:p>30000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00086">
                <text:p>30000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00041">
                <text:p>30000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00041">
                <text:p>30000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00038">
                <text:p>30000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00046">
                <text:p>30000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00044">
                <text:p>30000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0056">
                <text:p>30000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00215">
                <text:p>30002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